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Verdan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018498" officeooo:paragraph-rsid="00018498" style:font-style-asian="italic" style:font-style-complex="italic"/>
    </style:style>
    <style:style style:name="P2" style:family="paragraph" style:parent-style-name="Title">
      <style:text-properties officeooo:rsid="00018498" officeooo:paragraph-rsid="00018498"/>
    </style:style>
    <style:style style:name="P3" style:family="paragraph" style:parent-style-name="Text_20_body">
      <style:text-properties fo:font-style="normal" officeooo:rsid="00019fd0" officeooo:paragraph-rsid="00019fd0" style:font-style-asian="normal" style:font-style-complex="normal"/>
    </style:style>
    <style:style style:name="P4" style:family="paragraph" style:parent-style-name="Text_20_body">
      <style:text-properties fo:font-style="italic" officeooo:rsid="000329c1" officeooo:paragraph-rsid="000329c1" style:font-style-asian="italic" style:font-style-complex="italic"/>
    </style:style>
    <style:style style:name="P5" style:family="paragraph" style:parent-style-name="Text_20_body">
      <style:text-properties officeooo:rsid="000329c1" officeooo:paragraph-rsid="000329c1"/>
    </style:style>
    <style:style style:name="P6" style:family="paragraph" style:parent-style-name="Text_20_body">
      <style:text-properties officeooo:rsid="0003ee68" officeooo:paragraph-rsid="0003ee68"/>
    </style:style>
    <style:style style:name="P7" style:family="paragraph" style:parent-style-name="Heading_20_1">
      <style:text-properties fo:font-style="normal" officeooo:rsid="00019fd0" officeooo:paragraph-rsid="00019fd0" style:font-style-asian="normal" style:font-style-complex="normal"/>
    </style:style>
    <style:style style:name="P8" style:family="paragraph" style:parent-style-name="Heading_20_1">
      <style:text-properties officeooo:rsid="000329c1" officeooo:paragraph-rsid="000329c1"/>
    </style:style>
    <style:style style:name="P9" style:family="paragraph" style:parent-style-name="Heading_20_1">
      <style:text-properties officeooo:rsid="0003ee68" officeooo:paragraph-rsid="0003ee6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18498" style:font-style-asian="normal" style:font-style-complex="normal"/>
    </style:style>
    <style:style style:name="T3" style:family="text">
      <style:text-properties fo:font-style="normal" officeooo:rsid="0003ee68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base model</text:p>
      <text:h text:style-name="P8" text:outline-level="1">Classes</text:h>
      <text:p text:style-name="P1">Creation:<text:line-break/><text:span text:style-name="T1">INTEGER: _id – class ID, 1<text:line-break/>STRING: name – class name, “Armsman”<text:line-break/>STRING: realm – realm name, “Albion”<text:line-break/>STRING: subclass – subclass name, “Fighter” (classic only)</text:span></text:p>
      <text:p text:style-name="P1">Selection:<text:span text:style-name="T1"><text:line-break/>STRING: abilities – string representing the abilities available for this class, “1-5, 8, 9”<text:line-break/>STRING: specs – string representing the specs available for this class, “1-5, 8, 9”<text:line-break/>STRING: ras – string representing the realm abilities available for this class, “1-5, 8, 9”<text:line-break/>STRING: mls – string representing the master levels available for this class, “1-5, 8, 9” (live only)<text:line-break/>STRING: cls – string representing the champion levels available for this class, “1-5, 8, 9” (live only)</text:span></text:p>
      <text:h text:style-name="P7" text:outline-level="1">Abilities</text:h>
      <text:p text:style-name="P3">INTEGER: _id – ability ID, 1<text:line-break/>STRING: name – ability name, “Staff”<text:line-break/>INTEGER: level – ability level, 1<text:line-break/>STRING: effect – ability effect, “Allows the character to equip staff weapons.”</text:p>
      <text:p text:style-name="P4">Note: Abilities only refer to passive skills. Active abilities such as protect and intercept will be treated as spells.</text:p>
      <text:h text:style-name="P8" text:outline-level="1">Specs</text:h>
      <text:p text:style-name="P5">INTEGER: _id – spec ID, 1<text:line-break/>STRING: name – spec name, “Body Destruction”<text:line-break/>INTEGER: isBase – is baseline (1) or specline (0)<text:line-break/>STRING: skillIds - <text:span text:style-name="T2">string representing the </text:span><text:span text:style-name="T3">skills</text:span><text:span text:style-name="T2"> available for this </text:span><text:span text:style-name="T3">spec</text:span><text:span text:style-name="T2">, “1-5, 8, 9”</text:span></text:p>
      <text:h text:style-name="P9" text:outline-level="1"><text:span text:style-name="T2">S</text:span><text:span text:style-name="T1">kills</text:span></text:h>
      <text:p text:style-name="P6"><text:span text:style-name="T1">INTEGER: _id – skill ID, 1<text:line-break/>STRING: name – skill name, “Shield”<text:line-break/>STRING: description – description of the skill, “Adds to the recipient's Armor Factor (AF)”<text:line-break/>STRING: abilityIds - </text:span><text:span text:style-name="T2">string representing the abilities available for this </text:span><text:span text:style-name="T1">skill</text:span><text:span text:style-name="T2">, “1-5, 8, 9”</text:span></text:p>
      <text:p text:style-name="P6"/>
      <text:h text:style-name="P9" text:outline-level="1"><text:soft-page-break/><text:span text:style-name="T2">S</text:span><text:span text:style-name="T1">pells</text:span></text:h>
      <text:p text:style-name="P6"><text:span text:style-name="T1">INTEGER: _id – spell ID, 1<text:line-break/>STRING: name – spell name, “Ward Blow”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, Verdan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4:35:41.875389706</meta:creation-date>
    <dc:date>2016-01-14T11:00:33.105142072</dc:date>
    <meta:editing-duration>PT2M3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13" meta:word-count="229" meta:character-count="1518" meta:non-whitespace-character-count="1280"/>
  </office:meta>
</office:document-meta>
</file>